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Ubuntu Mono" svg:font-family="'Ubuntu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Tabela1" style:family="table">
      <style:table-properties style:width="6.9063in" fo:margin-left="0.0833in" fo:margin-right="0.0833in" table:align="margins" style:writing-mode="lr-tb"/>
    </style:style>
    <style:style style:name="Tabela1.A" style:family="table-column">
      <style:table-column-properties style:column-width="1.2917in" style:rel-column-width="12256*"/>
    </style:style>
    <style:style style:name="Tabela1.B" style:family="table-column">
      <style:table-column-properties style:column-width="5.6146in" style:rel-column-width="53279*"/>
    </style:style>
    <style:style style:name="Tabela1.1" style:family="table-row">
      <style:table-row-properties style:min-row-height="0.5729in"/>
    </style:style>
    <style:style style:name="Tabela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1.2" style:family="table-row">
      <style:table-row-properties style:min-row-height="0.6382in"/>
    </style:style>
    <style:style style:name="Tabela1.3" style:family="table-row">
      <style:table-row-properties style:min-row-height="1.3917in"/>
    </style:style>
    <style:style style:name="Tabela1.4" style:family="table-row">
      <style:table-row-properties style:min-row-height="0.6208in"/>
    </style:style>
    <style:style style:name="Tabela1.5" style:family="table-row">
      <style:table-row-properties style:min-row-height="0.9271in"/>
    </style:style>
    <style:style style:name="Tabela1.6" style:family="table-row">
      <style:table-row-properties style:min-row-height="2.1146in"/>
    </style:style>
    <style:style style:name="Tabela1.7" style:family="table-row">
      <style:table-row-properties style:min-row-height="9.4507in"/>
    </style:style>
    <style:style style:name="P1" style:family="paragraph" style:parent-style-name="Endereço_20_1">
      <style:paragraph-properties fo:text-align="start" style:justify-single-word="false"/>
      <style:text-properties style:font-name="Ubuntu Mono" fo:font-size="12pt" fo:font-weight="bold" style:font-size-asian="12pt" style:font-weight-asian="bold" style:font-size-complex="12pt"/>
    </style:style>
    <style:style style:name="P2" style:family="paragraph" style:parent-style-name="Endereço_20_2">
      <style:paragraph-properties fo:margin-left="0in" fo:margin-right="0in" fo:text-indent="0in" style:auto-text-indent="false"/>
      <style:text-properties style:font-name="Ubuntu Mono" fo:font-size="12pt" fo:font-weight="bold" style:font-size-asian="12pt" style:font-weight-asian="bold" style:font-size-complex="12pt"/>
    </style:style>
    <style:style style:name="P3" style:family="paragraph" style:parent-style-name="Endereço_20_2">
      <style:paragraph-properties fo:margin-left="0in" fo:margin-right="0in" fo:text-align="start" style:justify-single-word="false" fo:text-indent="0in" style:auto-text-indent="false"/>
      <style:text-properties style:font-name="Ubuntu Mono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language="pt" fo:country="BR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language="pt" fo:country="BR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rial" fo:language="pt" fo:country="BR" fo:font-weight="normal" style:font-weight-asian="normal" style:font-weight-complex="normal"/>
    </style:style>
    <style:style style:name="P7" style:family="paragraph" style:parent-style-name="Objetivo">
      <style:paragraph-properties fo:margin-left="0.0035in" fo:margin-right="-0.0484in" fo:margin-top="0in" fo:margin-bottom="0.1535in" fo:text-align="justify" style:justify-single-word="false" fo:text-indent="0in" style:auto-text-indent="false" style:snap-to-layout-grid="false"/>
      <style:text-properties style:font-name="Arial" fo:language="pt" fo:country="BR"/>
    </style:style>
    <style:style style:name="P8" style:family="paragraph" style:parent-style-name="Endereço_20_2">
      <style:text-properties style:font-name="Arial" fo:font-size="1pt" fo:language="pt" fo:country="BR" fo:font-weight="bold" style:font-size-asian="10pt" style:font-weight-asian="bold"/>
    </style:style>
    <style:style style:name="P9" style:family="paragraph" style:parent-style-name="Endereço_20_2">
      <style:paragraph-properties fo:margin-left="0.0984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Endereço_20_1">
      <style:paragraph-properties fo:margin-left="0.0984in" fo:margin-right="0in" fo:text-align="start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ítulo_20_da_20_seção">
      <style:paragraph-properties fo:line-height="100%" style:snap-to-layout-grid="false"/>
      <style:text-properties style:font-name="Arial" fo:language="pt" fo:country="BR"/>
    </style:style>
    <style:style style:name="P12" style:family="paragraph" style:parent-style-name="Nome_20_da_20_empresa">
      <style:paragraph-properties fo:text-align="start" style:justify-single-word="false" style:snap-to-layout-grid="false"/>
      <style:text-properties style:font-name="Arial" fo:language="pt" fo:country="BR"/>
    </style:style>
    <style:style style:name="P13" style:family="paragraph" style:parent-style-name="Nome" style:master-page-name="Standard">
      <style:paragraph-properties fo:margin-left="0in" fo:margin-right="0.1307in" fo:text-align="center" style:justify-single-word="false" fo:text-indent="0in" style:auto-text-indent="false" style:page-number="auto"/>
      <style:text-properties style:font-name="Arial" fo:language="pt" fo:country="BR"/>
    </style:style>
    <style:style style:name="P14" style:family="paragraph" style:parent-style-name="Cargo" style:list-style-name="L1">
      <style:paragraph-properties fo:text-align="start" style:justify-single-word="false" style:snap-to-layout-grid="false"/>
      <style:text-properties style:font-name="Arial" fo:language="pt" fo:country="BR" fo:font-weight="normal" style:font-weight-asian="normal" style:font-weight-complex="normal"/>
    </style:style>
    <style:style style:name="P15" style:family="paragraph" style:parent-style-name="Realizações">
      <style:paragraph-properties fo:text-align="start" style:justify-single-word="false"/>
      <style:text-properties style:font-name="Arial" fo:language="pt" fo:country="BR"/>
    </style:style>
    <style:style style:name="P16" style:family="paragraph" style:parent-style-name="Realizações" style:list-style-name="">
      <style:paragraph-properties fo:text-align="start" style:justify-single-word="false"/>
      <style:text-properties style:font-name="Arial" fo:language="pt" fo:country="BR"/>
    </style:style>
    <style:style style:name="P17" style:family="paragraph" style:parent-style-name="Realizações">
      <style:paragraph-properties fo:text-align="start" style:justify-single-word="false"/>
      <style:text-properties style:font-name="Arial" fo:language="pt" fo:country="BR" fo:font-weight="bold" style:font-weight-asian="bold" style:font-weight-complex="bold"/>
    </style:style>
    <style:style style:name="P18" style:family="paragraph" style:parent-style-name="Realizações">
      <style:paragraph-properties fo:text-align="start" style:justify-single-word="false"/>
      <style:text-properties style:font-name="Arial"/>
    </style:style>
    <style:style style:name="P19" style:family="paragraph" style:parent-style-name="Realizações" style:list-style-name="L2">
      <style:paragraph-properties fo:margin-left="0in" fo:margin-right="0in" fo:text-align="start" style:justify-single-word="false" fo:text-indent="0in" style:auto-text-indent="false" style:snap-to-layout-grid="false"/>
      <style:text-properties style:font-name="Arial" fo:language="pt" fo:country="BR"/>
    </style:style>
    <style:style style:name="P20" style:family="paragraph" style:parent-style-name="Realizações">
      <style:paragraph-properties fo:margin-left="0in" fo:margin-right="0in" fo:text-indent="0in" style:auto-text-indent="false" style:snap-to-layout-grid="false"/>
      <style:text-properties style:font-name="Arial" fo:language="pt" fo:country="BR" fo:font-weight="bold" style:font-weight-asian="bold" style:font-weight-complex="bold"/>
    </style:style>
    <style:style style:name="P21" style:family="paragraph" style:parent-style-name="Realizações" style:list-style-name="L3">
      <style:paragraph-properties fo:margin-left="0in" fo:margin-right="0in" fo:text-indent="0in" style:auto-text-indent="false" style:snap-to-layout-grid="false"/>
      <style:text-properties style:font-name="Arial" fo:language="pt" fo:country="BR"/>
    </style:style>
    <style:style style:name="P22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/>
    </style:style>
    <style:style style:name="P23" style:family="paragraph" style:parent-style-name="Realizações">
      <style:paragraph-properties fo:margin-top="0in" fo:margin-bottom="0in" style:line-height-at-least="0.1528in" fo:text-align="justify" style:justify-single-word="false" fo:orphans="2" fo:widows="2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/>
    </style:style>
    <style:style style:name="P24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pt" fo:country="B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Realizações" style:list-style-name="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pt" fo:country="B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Realizações">
      <style:paragraph-properties fo:margin-top="0in" fo:margin-bottom="0in" style:line-height-at-least="0.1528in" fo:text-align="justify" style:justify-single-word="false" fo:orphans="2" fo:widows="2" style:writing-mode="lr-tb"/>
      <style:text-properties style:use-window-font-color="true" style:font-name="Arial" fo:font-size="10pt" fo:language="pt" fo:country="B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7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8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font-name="Arial" fo:language="pt" fo:country="BR"/>
    </style:style>
    <style:style style:name="P29" style:family="paragraph" style:parent-style-name="Realizações" style:list-style-name="">
      <style:paragraph-properties fo:margin-top="0in" fo:margin-bottom="0in" style:line-height-at-least="0.1528in" fo:text-align="start" style:justify-single-word="false" fo:orphans="2" fo:widows="2" style:writing-mode="lr-tb"/>
      <style:text-properties style:font-name="Arial" fo:language="pt" fo:country="BR"/>
    </style:style>
    <style:style style:name="P30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font-name="Arial" fo:language="pt" fo:country="BR" fo:font-weight="bold" style:font-weight-asian="bold" style:font-weight-complex="bold"/>
    </style:style>
    <style:style style:name="P31" style:family="paragraph" style:parent-style-name="Realizações">
      <style:paragraph-properties fo:margin-left="0in" fo:margin-right="-0.0484in" fo:margin-top="0in" fo:margin-bottom="0in" fo:text-align="start" style:justify-single-word="false" fo:text-indent="0in" style:auto-text-indent="false"/>
      <style:text-properties style:font-name="Arial" fo:language="pt" fo:country="BR"/>
    </style:style>
    <style:style style:name="P32" style:family="paragraph" style:parent-style-name="Realizações">
      <style:paragraph-properties fo:margin-left="0in" fo:margin-right="-0.0484in" fo:margin-top="0in" fo:margin-bottom="0in" fo:text-align="start" style:justify-single-word="false" fo:text-indent="0in" style:auto-text-indent="false" style:snap-to-layout-grid="false"/>
      <style:text-properties style:font-name="Arial" fo:language="pt" fo:country="BR"/>
    </style:style>
    <style:style style:name="P33" style:family="paragraph" style:parent-style-name="Realizações">
      <style:paragraph-properties fo:margin-left="0in" fo:margin-right="-0.0484in" fo:margin-top="0in" fo:margin-bottom="0in" fo:text-align="start" style:justify-single-word="false" fo:text-indent="0in" style:auto-text-indent="false"/>
      <style:text-properties style:font-name="Arial" fo:language="pt" fo:country="BR" fo:font-weight="bold" style:font-weight-asian="bold" style:font-weight-complex="bold"/>
    </style:style>
    <style:style style:name="P34" style:family="paragraph" style:parent-style-name="Realizações">
      <style:paragraph-properties fo:margin-left="0in" fo:margin-right="-0.0484in" fo:text-indent="0in" style:auto-text-indent="false"/>
      <style:text-properties style:font-name="Arial" fo:language="pt" fo:country="BR"/>
    </style:style>
    <style:style style:name="P35" style:family="paragraph" style:parent-style-name="Realizações">
      <style:paragraph-properties fo:margin-left="0in" fo:margin-right="-0.0484in" fo:text-indent="0in" style:auto-text-indent="false"/>
      <style:text-properties style:font-name="Arial" fo:language="pt" fo:country="BR" fo:font-weight="bold" style:font-weight-asian="bold" style:font-weight-complex="bold"/>
    </style:style>
    <style:style style:name="P36" style:family="paragraph" style:parent-style-name="Realizações">
      <style:paragraph-properties fo:margin-left="0in" fo:margin-right="-0.0484in" fo:text-indent="0in" style:auto-text-indent="false"/>
      <style:text-properties style:font-name="Arial" fo:language="pt" fo:country="BR" fo:font-weight="normal" style:font-weight-asian="normal" style:font-weight-complex="normal"/>
    </style:style>
    <style:style style:name="P37" style:family="paragraph" style:parent-style-name="Nome_20_da_20_empresa" style:list-style-name="L1">
      <style:paragraph-properties fo:text-align="start" style:justify-single-word="false" style:snap-to-layout-grid="false"/>
      <style:text-properties style:font-name="Arial" fo:language="pt" fo:country="B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style:text-underline-style="none" style:font-size-asian="10pt" style:font-size-complex="10pt" style:font-weight-complex="bold"/>
    </style:style>
    <style:style style:name="T6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text-underline-style="non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Quadro1" text:anchor-type="paragraph" svg:x="0.0083in" svg:y="-0.2992in" svg:width="2.3272in" draw:z-index="0"><draw:text-box fo:min-height="0.5098in"><text:p text:style-name="P9">CCSW 1, BL A, LT 4, Apto: 202</text:p><text:p text:style-name="P9">Sudoeste - Distrito Federal</text:p><text:p text:style-name="P10">Celular: (061) 81910274</text:p></draw:text-box></draw:frame><draw:frame draw:style-name="fr1" draw:name="Quadro2" text:anchor-type="paragraph" svg:x="4.4181in" svg:y="-0.2992in" svg:width="2.6673in" draw:z-index="1"><draw:text-box fo:min-height="0.8335in"><text:p text:style-name="P1"><text:span text:style-name="T2">Email:</text:span><text:span text:style-name="T3"> </text:span><text:a xlink:type="simple" xlink:href="mailto:contato@douglasandrade.com"><text:span text:style-name="T4">contato@douglasandrade.com</text:span></text:a></text:p><text:p text:style-name="P2"><text:span text:style-name="T2">GitHub:</text:span><text:span text:style-name="T3"> </text:span><text:a xlink:type="simple" xlink:href="https://github.com/douglas"><text:span text:style-name="T4">https://github.com/douglas</text:span></text:a></text:p><text:p text:style-name="P3"><text:span text:style-name="T2">Bitbucket:</text:span><text:span text:style-name="T3"> </text:span><text:a xlink:type="simple" xlink:href="https://bitbucket.org/douglas"><text:span text:style-name="T4">https://bitbucket.org/douglas</text:span></text:a></text:p><text:p text:style-name="P3"><text:span text:style-name="T5">Linkedin:</text:span><text:span text:style-name="T4"> </text:span><text:a xlink:type="simple" xlink:href="http://www.linkedin.com/profile/view?id=42438657"><text:span text:style-name="T6">http://linkd.in/1clpPzD</text:span></text:a></text:p></draw:text-box></draw:frame>Douglas Soares de Andrade</text:p>
      <text:p text:style-name="P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Objetivo</text:p>
          </table:table-cell>
          <table:table-cell table:style-name="Tabela1.A1" office:value-type="string">
            <text:p text:style-name="P7">Aprimorar minhas habilidades e participar de projetos interessantes e inovadores, produzidos preferencialmente em software livre, em razão da cultura de respeito as pessoas e a inovação.</text:p>
          </table:table-cell>
        </table:table-row>
        <table:table-row table:style-name="Tabela1.2">
          <table:table-cell table:style-name="Tabela1.A1" office:value-type="string">
            <text:p text:style-name="P11">Características <text:line-break/>Pessoais</text:p>
          </table:table-cell>
          <table:table-cell table:style-name="Tabela1.A1" office:value-type="string">
            <text:p text:style-name="P5">Sou autodidata e motivado por natureza e sempre busco estar a par de novas tecnologias e maneiras de executar as atividades de maneira mais produtiva e eficaz.</text:p>
            <text:p text:style-name="P5"/>
            <text:p text:style-name="P5">Gosto de trabalhar em equipe e tenho muita facilidade para ensinar e aprender, criando ambientes de colaboração e confiança.</text:p>
          </table:table-cell>
        </table:table-row>
        <table:table-row table:style-name="Tabela1.3">
          <table:table-cell table:style-name="Tabela1.A1" office:value-type="string">
            <text:p text:style-name="P11">Formação</text:p>
          </table:table-cell>
          <table:table-cell table:style-name="Tabela1.A1" office:value-type="string">
            <text:list xml:id="list1638730397" text:style-name="L1">
              <text:list-item>
                <text:p text:style-name="P37">2012/2014 – UniCEUB – (em conclusão)</text:p>
                <text:list>
                  <text:list-item>
                    <text:p text:style-name="P14">Análise e Desenvolvimento de Sistemas</text:p>
                  </text:list-item>
                </text:list>
              </text:list-item>
            </text:list>
            <text:p text:style-name="P6"/>
            <text:list xml:id="list1239821097" text:continue-numbering="true" text:style-name="L1">
              <text:list-item>
                <text:p text:style-name="P37">2004/2006 – Trancado – Centro Universitário do Leste de Minas Gerais </text:p>
                <text:list>
                  <text:list-item>
                    <text:p text:style-name="P37">Bacharelado em Sistemas de Informação</text:p>
                  </text:list-item>
                </text:list>
              </text:list-item>
            </text:list>
            <text:p text:style-name="P12"/>
            <text:list xml:id="list1657172797" text:continue-numbering="true" text:style-name="L1">
              <text:list-item>
                <text:p text:style-name="P37">2000/2002 – Colégio Universitário Padre de Man</text:p>
                <text:list>
                  <text:list-item>
                    <text:p text:style-name="P37">Curso Técnico de Informática</text:p>
                  </text:list-item>
                </text:list>
              </text:list-item>
            </text:list>
          </table:table-cell>
        </table:table-row>
        <table:table-row table:style-name="Tabela1.4">
          <table:table-cell table:style-name="Tabela1.A1" office:value-type="string">
            <text:p text:style-name="P11">Idiomas</text:p>
          </table:table-cell>
          <table:table-cell table:style-name="Tabela1.A1" office:value-type="string">
            <text:list xml:id="list1827656175" text:style-name="L2">
              <text:list-item>
                <text:p text:style-name="P19">Inglês nível avançado</text:p>
              </text:list-item>
            </text:list>
            <text:list xml:id="list1808178406" text:style-name="WW8Num3">
              <text:list-item text:start-value="1">
                <text:p text:style-name="P15">Tradução de documentos para projetos livres</text:p>
              </text:list-item>
              <text:list-item>
                <text:p text:style-name="P15">Facilidade para expressar idéias e redigir textos diversos</text:p>
              </text:list-item>
            </text:list>
          </table:table-cell>
        </table:table-row>
        <table:table-row table:style-name="Tabela1.5">
          <table:table-cell table:style-name="Tabela1.A1" office:value-type="string">
            <text:p text:style-name="P11">Atividades Extras</text:p>
          </table:table-cell>
          <table:table-cell table:style-name="Tabela1.A1" office:value-type="string">
            <text:list xml:id="list258119948" text:continue-numbering="true" text:style-name="WW8Num3">
              <text:list-item>
                <text:p text:style-name="P15">Voluntário em projetos de Software Livre:</text:p>
                <text:list>
                  <text:list-item>
                    <text:p text:style-name="P17">Web2py</text:p>
                    <text:list>
                      <text:list-item>
                        <text:p text:style-name="P15">Vários patches para correção e aprimoramento</text:p>
                      </text:list-item>
                      <text:list-item>
                        <text:p text:style-name="P18"><text:span text:style-name="T7">Referência: </text:span><text:a xlink:type="simple" xlink:href="http://www.web2py.com/examples/default/who"><text:span text:style-name="T8">http://www.web2py.com/examples/default/who</text:span></text:a></text:p>
                      </text:list-item>
                    </text:list>
                  </text:list-item>
                  <text:list-item>
                    <text:p text:style-name="P17">PyQt4</text:p>
                    <text:list>
                      <text:list-item>
                        <text:p text:style-name="P15">Conversão dos exemplos de Qt4/C++ para PyQt4</text:p>
                      </text:list-item>
                    </text:list>
                  </text:list-item>
                  <text:list-item>
                    <text:p text:style-name="P17">Plone</text:p>
                    <text:list>
                      <text:list-item>
                        <text:p text:style-name="P15">Correções de produtos do Plone Collective: PlonePopoll, PloneOntology, <text:s/>ZopeSkel</text:p>
                      </text:list-item>
                    </text:list>
                  </text:list-item>
                  <text:list-item>
                    <text:p text:style-name="P17">Tradutor nos projetos</text:p>
                    <text:list>
                      <text:list-item>
                        <text:p text:style-name="P15">Gnome, PythonBrasil, Django, Pacman, AUR</text:p>
                      </text:list-item>
                    </text:list>
                  </text:list-item>
                  <text:list-item>
                    <text:p text:style-name="P17">Homebrew</text:p>
                  </text:list-item>
                  <text:list-item>
                    <text:p text:style-name="P17">Membro do CobraTeam</text:p>
                  </text:list-item>
                  <text:list-item>
                    <text:p text:style-name="P17">Archlinux</text:p>
                    <text:list>
                      <text:list-item>
                        <text:p text:style-name="P15">Desenvolvedor do projeto - Mantenedor de pacotes</text:p>
                      </text:list-item>
                      <text:list-item>
                        <text:p text:style-name="P15">TU - Trusted User - Mantenedor de pacotes</text:p>
                      </text:list-item>
                      <text:list-item>
                        <text:p text:style-name="P15">AUR - (Repositório de pacotes) - Desenvolvedor <text:s/>e tradutor</text:p>
                      </text:list-item>
                    </text:list>
                  </text:list-item>
                  <text:list-item>
                    <text:p text:style-name="P17">Archlinux-BR</text:p>
                    <text:list>
                      <text:list-item>
                        <text:p text:style-name="P15">Um dos fundadores do projeto e primeiro líder</text:p>
                      </text:list-item>
                      <text:list-item>
                        <text:p text:style-name="P15">Responsável pela Infraestrutura do projeto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1322821455" text:continue-numbering="true" text:style-name="WW8Num3">
              <text:list-item>
                <text:p text:style-name="P17">Palestrante em vários eventos de Software Livre</text:p>
                <text:list>
                  <text:list-item>
                    <text:p text:style-name="P15">2011 - PythonBrasil</text:p>
                    <text:list>
                      <text:list-item>
                        <text:p text:style-name="P15">Como ser um programador Python melhor</text:p>
                      </text:list-item>
                    </text:list>
                  </text:list-item>
                  <text:list-item>
                    <text:p text:style-name="P15"><text:soft-page-break/>2011 - FISL12</text:p>
                    <text:list>
                      <text:list-item>
                        <text:p text:style-name="P15">Canivete suíço do Python (dicas, truques e macetes de Python)</text:p>
                      </text:list-item>
                    </text:list>
                  </text:list-item>
                  <text:list-item>
                    <text:p text:style-name="P15">2009 - FLISOLDF/Consegi</text:p>
                    <text:list>
                      <text:list-item>
                        <text:p text:style-name="P15">Oficina sobre Archlinux</text:p>
                      </text:list-item>
                    </text:list>
                  </text:list-item>
                  <text:list-item>
                    <text:p text:style-name="P15">2009 - FISL10 - (Fórum Internacional de Software Livre)</text:p>
                    <text:list>
                      <text:list-item>
                        <text:p text:style-name="P15">Projeto Archlinux e Archlinux-br</text:p>
                      </text:list-item>
                      <text:list-item>
                        <text:p text:style-name="P15">Web2py</text:p>
                      </text:list-item>
                    </text:list>
                  </text:list-item>
                  <text:list-item>
                    <text:p text:style-name="P15">2008 - PyconBrasil 4</text:p>
                    <text:list>
                      <text:list-item>
                        <text:p text:style-name="P15">Dicas de otimização para servidores Zope e Plone</text:p>
                      </text:list-item>
                    </text:list>
                  </text:list-item>
                  <text:list-item>
                    <text:p text:style-name="P15">2008 - FISL9 - (Fórum Internacional de Software Livre)</text:p>
                    <text:list>
                      <text:list-item>
                        <text:p text:style-name="P15">Archlinux: “Uma distribuição otimizada para i686”</text:p>
                      </text:list-item>
                      <text:list-item>
                        <text:p text:style-name="P15">PyQt: “Escrevendo aplicativos em PyQt4”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1.6">
          <table:table-cell table:style-name="Tabela1.A1" office:value-type="string">
            <text:p text:style-name="P11">Experiência</text:p>
            <text:p text:style-name="P11">Profissional</text:p>
          </table:table-cell>
          <table:table-cell table:style-name="Tabela1.A1" office:value-type="string">
            <text:list xml:id="list779819153" text:continue-numbering="true" text:style-name="WW8Num3">
              <text:list-header>
                <text:p text:style-name="P22"/>
              </text:list-header>
              <text:list-item>
                <text:p text:style-name="P24">13/01/2014 – atual – Dataprev</text:p>
                <text:list>
                  <text:list-item>
                    <text:p text:style-name="P24">Assessor</text:p>
                    <text:list>
                      <text:list-item>
                        <text:p text:style-name="P27">Coordenação dos esforços relacionados a Usabilidade e Acessibilidade das aplicações desenvolvidas pela empresa</text:p>
                      </text:list-item>
                      <text:list-item>
                        <text:p text:style-name="P27">Apoio às diretorias de Desenvolvimento de Software e Infraestrutura</text:p>
                      </text:list-item>
                    </text:list>
                  </text:list-item>
                </text:list>
              </text:list-item>
              <text:list-item>
                <text:p text:style-name="P24">23/09/2013 – 20/12/2013 – Capgemini/Caixa</text:p>
                <text:list>
                  <text:list-item>
                    <text:p text:style-name="P24">Infraestrutura</text:p>
                    <text:list>
                      <text:list-item>
                        <text:p text:style-name="P27">Integrante do time que mantém os servidores linux e solaris utilizados pela Caixa Econômica Federal</text:p>
                      </text:list-item>
                      <text:list-item>
                        <text:p text:style-name="P27">Análise e atendimento de incidentes reportados por outros times (baixa plataforma, plataforma intermediária (Unix) e alta plataforma (Mainframes)</text:p>
                      </text:list-item>
                      <text:list-item>
                        <text:p text:style-name="P27">Implantação do Puppet para provisionamento dos servidores da CEPTIBR21 (Servidores RHEL6, CentOS 6, Windows)</text:p>
                      </text:list-item>
                      <text:list-item>
                        <text:p text:style-name="P27">Criação e suporte de máquinas virtuais utilizando Vmware</text:p>
                      </text:list-item>
                      <text:list-item>
                        <text:p text:style-name="P27">Suporte a aplicações Java/Jboss EAP 6 e bancos de dados Oracle</text:p>
                      </text:list-item>
                    </text:list>
                  </text:list-item>
                  <text:list-item>
                    <text:p text:style-name="P24">Desenvolvedor</text:p>
                    <text:list>
                      <text:list-item>
                        <text:p text:style-name="P27">Suporte e verificação de problemas em aplicações Zope e Plone</text:p>
                      </text:list-item>
                      <text:list-item>
                        <text:p text:style-name="P27">Patches para o projeto The Foreman</text:p>
                        <text:p text:style-name="P27"/>
                      </text:list-item>
                    </text:list>
                  </text:list-item>
                </text:list>
                <text:p text:style-name="P24">08/07/2013 – 01/09/2013 – T Dispatch</text:p>
                <text:list>
                  <text:list-item>
                    <text:p text:style-name="P24">Infraestrutura</text:p>
                    <text:list>
                      <text:list-item>
                        <text:p text:style-name="P27">Instalação, configuração de servidores Nginx e Varnish - definição de políticas de cache, balanceamento de carga e replicação.</text:p>
                      </text:list-item>
                      <text:list-item>
                        <text:p text:style-name="P27">Gerência dos servidores da empresa na Amazon (AWS)</text:p>
                      </text:list-item>
                      <text:list-item>
                        <text:p text:style-name="P27">Automatização das rotinas de deploy utilizando Fabric e Shell Scrips</text:p>
                      </text:list-item>
                      <text:list-item>
                        <text:p text:style-name="P27">Análise de performance e problemas com MongoDB</text:p>
                      </text:list-item>
                    </text:list>
                  </text:list-item>
                  <text:list-item>
                    <text:p text:style-name="P24">Desenvolvedor</text:p>
                    <text:list>
                      <text:list-item>
                        <text:p text:style-name="P27">Desenvolvimento de novas funcionalidades para a base de código (Python, London (framework próprio baseado em Django, MongoDB e Redis)</text:p>
                      </text:list-item>
                      <text:list-item>
                        <text:p text:style-name="P27">Refatoração do código existente visando manutenabilidade do código e performance</text:p>
                      </text:list-item>
                    </text:list>
                  </text:list-item>
                </text:list>
              </text:list-item>
            </text:list>
            <text:p text:style-name="P25"/>
            <text:list xml:id="list1345629189" text:continue-numbering="true" text:style-name="WW8Num3">
              <text:list-item>
                <text:p text:style-name="P24">14/11/2011 - 03/07/2013 - EBC (Empresa Brasil de Comunicação)</text:p>
                <text:list>
                  <text:list-item>
                    <text:p text:style-name="P24">Gerente de Soluções Tecnológicas</text:p>
                    <text:list>
                      <text:list-item>
                        <text:p text:style-name="P27">Gerência de um time de 25 profissionais, incluindo:</text:p>
                        <text:list>
                          <text:list-item>
                            <text:p text:style-name="P27">Desenvolvedores Backend</text:p>
                          </text:list-item>
                          <text:list-item>
                            <text:p text:style-name="P27">Desenvolvedores Frontend</text:p>
                          </text:list-item>
                          <text:list-item>
                            <text:p text:style-name="P27">Analistas de Negócio</text:p>
                          </text:list-item>
                          <text:list-item>
                            <text:p text:style-name="P27">Scrum Masters</text:p>
                          </text:list-item>
                          <text:list-item>
                            <text:p text:style-name="P27"><text:soft-page-break/>Product Owners</text:p>
                          </text:list-item>
                        </text:list>
                      </text:list-item>
                      <text:list-item>
                        <text:p text:style-name="P27">Responsável pelo gerenciamento de projetos Web e Corporativos usando as seguintes tecnologias:</text:p>
                        <text:list>
                          <text:list-item>
                            <text:p text:style-name="P27">HTML 5 e CSS 3</text:p>
                          </text:list-item>
                          <text:list-item>
                            <text:p text:style-name="P27">Java: J2EE, Hibernate, Seam, Jboss</text:p>
                          </text:list-item>
                          <text:list-item>
                            <text:p text:style-name="P27">PHP: Wordpress, Drupal, Zend Framework</text:p>
                          </text:list-item>
                          <text:list-item>
                            <text:p text:style-name="P27">Python: Django, Mezzanine, Bottle</text:p>
                          </text:list-item>
                          <text:list-item>
                            <text:p text:style-name="P27">Ruby: Rails, Sinatra</text:p>
                          </text:list-item>
                          <text:list-item>
                            <text:p text:style-name="P27">Node.js</text:p>
                          </text:list-item>
                          <text:list-item>
                            <text:p text:style-name="P27">Scala</text:p>
                          </text:list-item>
                          <text:list-item>
                            <text:p text:style-name="P27">Delphi e Visual Basic</text:p>
                          </text:list-item>
                          <text:list-item>
                            <text:p text:style-name="P27">PostgreSQL e MySQL</text:p>
                          </text:list-item>
                        </text:list>
                      </text:list-item>
                      <text:list-item>
                        <text:p text:style-name="P27">Definição e implementação de metodologia de desenvolvimento e gerência de projetos</text:p>
                      </text:list-item>
                      <text:list-item>
                        <text:p text:style-name="P27">Melhoria de vários processos de desenvolvimento, desde o modo que o time se organizava para desenvolver os projetos até o modo que o código fonte era organizado</text:p>
                      </text:list-item>
                      <text:list-item>
                        <text:p text:style-name="P27">Responsável pelos relatórios para as gerências imediatas, para ajudá-los a decidir as prioridades da área</text:p>
                      </text:list-item>
                      <text:list-item>
                        <text:p text:style-name="P27">Responsável pela mediação de conflitos do time e por fazê-los entender os problemas e restrições que projetos para o governo possuem e como podemos entregar mais valor mesmo com as restrições</text:p>
                      </text:list-item>
                    </text:list>
                  </text:list-item>
                  <text:list-item>
                    <text:p text:style-name="P24">Infraestrutura</text:p>
                    <text:list>
                      <text:list-item>
                        <text:p text:style-name="P27">Como a equipe de infrastrutura era pequena, os ajudávamos frequentemente a resolver problemas de performance, segurança e escalabilidade</text:p>
                      </text:list-item>
                      <text:list-item>
                        <text:p text:style-name="P27">Um dos responsáveis por administrar a conta de CDN da Akamai, criando novas políticas e verificando problemas</text:p>
                      </text:list-item>
                      <text:list-item>
                        <text:p text:style-name="P27">Implementação e suporte de servidores Nginx (balanceamento de carga, autorização, cache) e Varnish (cache) para aumentar a disponibilidade e performance dos servidores backend (PHP, Drupal, Zope/Plone, Django, Ruby on Rails).</text:p>
                      </text:list-item>
                    </text:list>
                  </text:list-item>
                  <text:list-item>
                    <text:p text:style-name="P24">Developers</text:p>
                    <text:list>
                      <text:list-item>
                        <text:p text:style-name="P27">Implementação de metodologias e processos ágeis - Scrum and XP</text:p>
                      </text:list-item>
                      <text:list-item>
                        <text:p text:style-name="P27">Auxílio aos desenvolvedores para definição da melhor tecnologia para os projetos</text:p>
                      </text:list-item>
                      <text:list-item>
                        <text:p text:style-name="P27">Arquitetura de Software para alguns projetos maiores, como o projeto de eleições. (Feito em Scala, Node.js, Backbone e Ruby on Rails)</text:p>
                      </text:list-item>
                      <text:list-item>
                        <text:p text:style-name="P27">Desenvolvedor em projetos menores em Python e Django para resolver algumas necessidades pontuais do departamento</text:p>
                      </text:list-item>
                    </text:list>
                  </text:list-item>
                </text:list>
                <text:p text:style-name="P24"/>
              </text:list-item>
              <text:list-item>
                <text:p text:style-name="P24">26/06/2009 - 14/11/2011 - Dataprev</text:p>
                <text:list>
                  <text:list-item>
                    <text:p text:style-name="P22">Desenvolvimento de portais e sistemas em Zope/Plone, Django (Python) e Wordpress/Drupal (PHP)</text:p>
                  </text:list-item>
                  <text:list-item>
                    <text:p text:style-name="P22">Portal da Dataprev (Wordpress) e a intranet da empresa (Drupal), além de sistemas internos e pontuais para auxiliar a gerência da empresa</text:p>
                  </text:list-item>
                  <text:list-item>
                    <text:p text:style-name="P22">Auxílio às equipes de desenvolvimento em relação a boas práticas de desenvolvimento e codificação em Python</text:p>
                  </text:list-item>
                  <text:list-item>
                    <text:p text:style-name="P22">Atualização do portal da Inclusão Digital (Zope/Plone) de Plone 2.5 para Plone3</text:p>
                  </text:list-item>
                  <text:list-item>
                    <text:p text:style-name="P22">Desenvolvimento e melhoria dos sistemas da SID - Secretaria de Inclusão Digital utilizando (Django e Python)</text:p>
                    <text:list>
                      <text:list-item>
                        <text:p text:style-name="P22">Responsável pelos servidores do projeto SIATC para garantir performance e confiabilidade</text:p>
                      </text:list-item>
                    </text:list>
                  </text:list-item>
                </text:list>
                <text:p text:style-name="P22"/>
              </text:list-item>
              <text:list-item>
                <text:p text:style-name="P24">13/08/2007 - 23/06/2009 - ThreePointsWeb/Liberiun</text:p>
                <text:list>
                  <text:list-item>
                    <text:p text:style-name="P26">Desenvolvedor</text:p>
                    <text:list>
                      <text:list-item>
                        <text:p text:style-name="P23">Desenvolvimento de grandes portais em Zope/Plone</text:p>
                      </text:list-item>
                      <text:list-item>
                        <text:p text:style-name="P23"><text:soft-page-break/>Líder da equipe de desenvolvimento preparando e ajudando os desenvolvedores iniciantes na plataforma Zope/Plone</text:p>
                      </text:list-item>
                      <text:list-item>
                        <text:p text:style-name="P23">Desenvolvimento de uma solução <text:s/>para integrar serviço de streaming no Plone</text:p>
                      </text:list-item>
                      <text:list-item>
                        <text:p text:style-name="P23">Diversos patches para projetos do Plone Collective: PlonePopoll, PloneOntology</text:p>
                      </text:list-item>
                    </text:list>
                  </text:list-item>
                  <text:list-item>
                    <text:p text:style-name="P26">Infraestrutura</text:p>
                    <text:list>
                      <text:list-item>
                        <text:p text:style-name="P27">Instalação, suporte e configuração de servidores Nginx, Varnish, Pound, Haproxy, Zope/Plone - definição de políticas de cache, balanceamento de carga e replicação.</text:p>
                      </text:list-item>
                      <text:list-item>
                        <text:p text:style-name="P27">Suporte a servidores Nginx, Varnish, Squid e instancias Zope/Plone: Realizando procedimentos de análise de performance, backup, monitoramento e configurações de novas políticas e configurações quando necessário</text:p>
                      </text:list-item>
                      <text:list-item>
                        <text:p text:style-name="P23">Desenvolvimento de técnicas para melhor utilizar os recursos dos servidores para garantir performance e reduzir custos utilizando ferramentas livres</text:p>
                      </text:list-item>
                      <text:list-item>
                        <text:p text:style-name="P23">Gerenciamento e instalação de servidores Bind (DNS), Apache (http), Varnish (cache), Squid (cache) e Zope/Plone para a empresa e para diversos clientes, como Embrapa, Unesco, Caixa Econômica Federal e ITEC/AL</text:p>
                      </text:list-item>
                      <text:list-item>
                        <text:p text:style-name="P23">Implementação de um sistema de controle de projetos e tickets (Redmine) na empresa, transformando a forma como os projetos são gerenciados na empresa, melhorando o controle dos projetos e a confiança do time de desenvolvedores.</text:p>
                      </text:list-item>
                      <text:list-item>
                        <text:p text:style-name="P23">Auditor de problemas de performance e de desenvolvimento do portal do Sebrae e do projeto Universidade Caixa, da Caixa Econômica Federal</text:p>
                      </text:list-item>
                      <text:list-item>
                        <text:p text:style-name="P23">Análise de falhas de segurança e desenvolvimento de firewalls (iptables) para melhorar a segurança dos servidores</text:p>
                      </text:list-item>
                    </text:list>
                  </text:list-item>
                  <text:list-item>
                    <text:p text:style-name="P26">Instrutor</text:p>
                    <text:list>
                      <text:list-item>
                        <text:p text:style-name="P23">Desenvolvimento do material (apostilas e livros) utilizados nos treinamentos da empresa</text:p>
                      </text:list-item>
                      <text:list-item>
                        <text:p text:style-name="P23">Instrutor nos cursos de Plone Básico, Plone Avançado, Python, <text:s/>Javascript e Administração de Servidores para os seguintes clientes:</text:p>
                        <text:list>
                          <text:list-item>
                            <text:p text:style-name="P23">UnB</text:p>
                          </text:list-item>
                          <text:list-item>
                            <text:p text:style-name="P23">Caixa Econômica Federal</text:p>
                          </text:list-item>
                          <text:list-item>
                            <text:p text:style-name="P23">Correios</text:p>
                          </text:list-item>
                          <text:list-item>
                            <text:p text:style-name="P23">ITEC/AL</text:p>
                          </text:list-item>
                          <text:list-item>
                            <text:p text:style-name="P23">STM - Supremo Tribunal Militar</text:p>
                          </text:list-item>
                          <text:list-item>
                            <text:p text:style-name="P23">TSE</text:p>
                            <text:p text:style-name="P23"><text:s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03/01/2007 - 31/07/2007 - Paradigma</text:p>
                <text:list>
                  <text:list-item>
                    <text:p text:style-name="P24">Desenvolvimento de sistemas Zope/Plone - Coreblox: </text:p>
                    <text:list>
                      <text:list-item>
                        <text:p text:style-name="P22">Customização e criação de Templates, novos tipos (Archetypes) e aplicações gerais</text:p>
                      </text:list-item>
                      <text:list-item>
                        <text:p text:style-name="P28">Automatização do processo de criação de instancias através do portal da empresa usando python, paramiko, shell script, mysqldb</text:p>
                      </text:list-item>
                      <text:list-item>
                        <text:p text:style-name="P28">Refatoração de partes do produto para efetuar melhorias diversas no código</text:p>
                      </text:list-item>
                    </text:list>
                  </text:list-item>
                  <text:list-item>
                    <text:p text:style-name="P30">SysAdmin - Administração dos servidores da Coreblox:</text:p>
                    <text:list>
                      <text:list-item>
                        <text:p text:style-name="P28">Servidor Apache, FTP, <text:s/>ZEO e instâncias Zope/Plone</text:p>
                      </text:list-item>
                      <text:list-item>
                        <text:p text:style-name="P28">Análise e testes de segurança dos servidores</text:p>
                      </text:list-item>
                      <text:list-item>
                        <text:p text:style-name="P28">Gerenciamento de usuários e permissões</text:p>
                      </text:list-item>
                      <text:list-item>
                        <text:p text:style-name="P28">Gerenciamento do repositório Subversion do código da empresa</text:p>
                      </text:list-item>
                    </text:list>
                  </text:list-item>
                </text:list>
              </text:list-item>
            </text:list>
            <text:p text:style-name="P29"/>
            <text:list xml:id="list1857315325" text:continue-numbering="true" text:style-name="WW8Num3">
              <text:list-item>
                <text:p text:style-name="P30">23/12/2003 - 23/12/2006 - UnilesteMG</text:p>
                <text:list>
                  <text:list-item>
                    <text:p text:style-name="P28">SysAdmin - Samba, Squid, Antivirus, Aker, DNS/BIND, Apache e Iptables. </text:p>
                  </text:list-item>
                  <text:list-item>
                    <text:p text:style-name="P28">Desenvolvimento de sistemas internos usando PHP, Python+PSE, Shell Script, MySQL/Firebird e Apache.</text:p>
                  </text:list-item>
                  <text:list-item>
                    <text:p text:style-name="P28"><text:soft-page-break/>Suporte ao sistema acadêmico (UNIVERSUS), biblioteca (PERGAMUM) e colégios <text:s text:c="2"/>(SCE/FOXPRO).</text:p>
                  </text:list-item>
                </text:list>
                <text:p text:style-name="P31"/>
              </text:list-item>
              <text:list-item>
                <text:p text:style-name="P33">06/01/2003 - 20/12/2003 - Grupo Técnico de Consultores - GTCON <text:s/></text:p>
                <text:list>
                  <text:list-item>
                    <text:p text:style-name="P32">Desenvolvimento de sistemas usando Delphi, Visual Basic, PHP, Apache e MySQL</text:p>
                  </text:list-item>
                  <text:list-item>
                    <text:p text:style-name="P32">Criação de documentação para usuários dos sistemas</text:p>
                  </text:list-item>
                </text:list>
              </text:list-item>
            </text:list>
          </table:table-cell>
        </table:table-row>
        <text:soft-page-break/>
        <table:table-row table:style-name="Tabela1.7">
          <table:table-cell table:style-name="Tabela1.A1" office:value-type="string">
            <text:p text:style-name="P11">Qualificações</text:p>
          </table:table-cell>
          <table:table-cell table:style-name="Tabela1.A1" office:value-type="string">
            <text:list xml:id="list1094196842" text:continue-numbering="true" text:style-name="WW8Num3">
              <text:list-item>
                <text:p text:style-name="P20">Sistemas Operacionais</text:p>
              </text:list-item>
            </text:list>
            <text:list xml:id="list974893108" text:style-name="L3">
              <text:list-item>
                <text:list>
                  <text:list-item>
                    <text:p text:style-name="P21">Windows</text:p>
                  </text:list-item>
                  <text:list-item>
                    <text:p text:style-name="P21">OS X (do ponto de vista de desenvolvedor)</text:p>
                  </text:list-item>
                  <text:list-item>
                    <text:p text:style-name="P21">GNU/Linux - Conhecimento profundo das seguintes distribuições</text:p>
                    <text:list>
                      <text:list-item>
                        <text:p text:style-name="P21">Archlinux, Slackware, Debian, Ubuntu, Red Hat, CentOS</text:p>
                      </text:list-item>
                    </text:list>
                  </text:list-item>
                </text:list>
              </text:list-item>
            </text:list>
            <text:list xml:id="list134192945" text:continue-list="list1094196842" text:style-name="WW8Num3">
              <text:list-header>
                <text:p text:style-name="P34"/>
              </text:list-header>
              <text:list-item>
                <text:p text:style-name="P35">Servidores</text:p>
                <text:list>
                  <text:list-item>
                    <text:p text:style-name="P34">Experiência com os seguintes serviços e servidores:</text:p>
                    <text:list>
                      <text:list-item>
                        <text:p text:style-name="P34">Apache, lighttpd, Nginx/Tengine</text:p>
                      </text:list-item>
                      <text:list-item>
                        <text:p text:style-name="P34">SAMBA</text:p>
                      </text:list-item>
                      <text:list-item>
                        <text:p text:style-name="P34">Squid/Varnish 2/3(Cache e Servidores de Proxy Reverso)</text:p>
                      </text:list-item>
                      <text:list-item>
                        <text:p text:style-name="P34">Bind (DNS)</text:p>
                      </text:list-item>
                      <text:list-item>
                        <text:p text:style-name="P34">Haproxy, Pound (Balanceadores de Carga)</text:p>
                      </text:list-item>
                      <text:list-item>
                        <text:p text:style-name="P34">Unicorn (Rails) e Gunicorn (Python)</text:p>
                        <text:p text:style-name="P34"/>
                      </text:list-item>
                    </text:list>
                  </text:list-item>
                </text:list>
              </text:list-item>
              <text:list-item>
                <text:p text:style-name="P35">Linguagens e Plataformas: </text:p>
                <text:list>
                  <text:list-item>
                    <text:p text:style-name="P34">Python</text:p>
                    <text:list>
                      <text:list-item>
                        <text:p text:style-name="P34">Django, Web2Py, Bottle, Flask, Zope/Plone</text:p>
                      </text:list-item>
                      <text:list-item>
                        <text:p text:style-name="P34">PyQt (Python+Qt) e PyGtk (Python+GTK)</text:p>
                      </text:list-item>
                    </text:list>
                  </text:list-item>
                  <text:list-item>
                    <text:p text:style-name="P34">Ruby</text:p>
                    <text:list>
                      <text:list-item>
                        <text:p text:style-name="P34">Ruby on Rails (básico)</text:p>
                      </text:list-item>
                    </text:list>
                  </text:list-item>
                  <text:list-item>
                    <text:p text:style-name="P34">PHP</text:p>
                    <text:list>
                      <text:list-item>
                        <text:p text:style-name="P34">Wordpress como um CMS/Framework </text:p>
                      </text:list-item>
                      <text:list-item>
                        <text:p text:style-name="P34">Drupal 6 e 7</text:p>
                      </text:list-item>
                      <text:list-item>
                        <text:p text:style-name="P34">Silex / Laravel</text:p>
                      </text:list-item>
                    </text:list>
                  </text:list-item>
                  <text:list-item>
                    <text:p text:style-name="P34">Shell Script</text:p>
                  </text:list-item>
                  <text:list-item>
                    <text:p text:style-name="P34">Meteor.js</text:p>
                  </text:list-item>
                  <text:list-item>
                    <text:p text:style-name="P34">Node.js (Express, Socket.io) <text:s/>(básico)</text:p>
                  </text:list-item>
                  <text:list-item>
                    <text:p text:style-name="P34">C++, <text:s/>Java e Go (básico)</text:p>
                  </text:list-item>
                  <text:list-item>
                    <text:p text:style-name="P34">Desenvolvimento Frontend</text:p>
                    <text:list>
                      <text:list-item>
                        <text:p text:style-name="P34">CSS / CSS3</text:p>
                      </text:list-item>
                      <text:list-item>
                        <text:p text:style-name="P34">XHTML / HTML 5</text:p>
                      </text:list-item>
                      <text:list-item>
                        <text:p text:style-name="P34">Javascript</text:p>
                        <text:list>
                          <text:list-item>
                            <text:p text:style-name="P34">Jquery</text:p>
                            <text:p text:style-name="P35"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Bancos de Dados</text:p>
                <text:list>
                  <text:list-item>
                    <text:p text:style-name="P34"><text:span text:style-name="T1">Relacionais:</text:span> MySQL, PostgreSQL, Firebird</text:p>
                  </text:list-item>
                  <text:list-item>
                    <text:p text:style-name="P34"><text:span text:style-name="T1">NoSQL:</text:span> MongoDB, Redis</text:p>
                  </text:list-item>
                </text:list>
                <text:p text:style-name="P34"/>
              </text:list-item>
              <text:list-item>
                <text:p text:style-name="P35">Sistemas de controle de versão</text:p>
                <text:list>
                  <text:list-item>
                    <text:p text:style-name="P34">Subversion, CVS, Git, Mercurial, Bazaar</text:p>
                  </text:list-item>
                </text:list>
                <text:p text:style-name="P36"/>
              </text:list-item>
              <text:list-item>
                <text:p text:style-name="P35">Outras qualificações</text:p>
                <text:list>
                  <text:list-item>
                    <text:p text:style-name="P34">Gerenciamento e Desenvolvimento de projetos ágeis utilizando Scrum, XP e FDD</text:p>
                  </text:list-item>
                  <text:list-item>
                    <text:p text:style-name="P36">Deploy e integração contínua utilizando Travis, Heroku e Sentry</text:p>
                  </text:list-item>
                </text:list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Ubuntu Mono" svg:font-family="'Ubuntu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-0.25in" fo:margin-top="0in" fo:margin-bottom="0.1528in" style:line-height-at-least="0.1528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5in" fo:margin-right="-0.25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Base_20_de_20_título" style:next-style-name="Text_20_body" style:default-outline-level="1" style:class="text">
      <style:paragraph-properties fo:margin-left="-1.75in" fo:margin-right="-0.25in" fo:margin-top="0.1528in" fo:margin-bottom="0.1528in" fo:text-indent="0in" style:auto-text-indent="false"/>
      <style:text-properties fo:font-size="11pt" fo:letter-spacing="-0.0035in" style:letter-kerning="true" style:font-size-asian="11pt"/>
    </style:style>
    <style:style style:name="Heading_20_2" style:display-name="Heading 2" style:family="paragraph" style:parent-style-name="Base_20_de_20_título" style:next-style-name="Text_20_body" style:default-outline-level="2" style:class="text">
      <style:paragraph-properties fo:margin-top="0.1528in" fo:margin-bottom="0in"/>
      <style:text-properties fo:font-weight="bold" style:font-weight-asian="bold"/>
    </style:style>
    <style:style style:name="Heading_20_3" style:display-name="Heading 3" style:family="paragraph" style:parent-style-name="Base_20_de_20_título" style:next-style-name="Text_20_body" style:default-outline-level="3" style:class="text">
      <style:paragraph-properties fo:margin-top="0in" fo:margin-bottom="0.1528in"/>
      <style:text-properties style:font-name="Times New Roman" fo:font-size="10pt" fo:letter-spacing="-0.0016in" fo:font-style="italic" style:font-size-asian="10pt" style:font-style-asian="italic"/>
    </style:style>
    <style:style style:name="Heading_20_4" style:display-name="Heading 4" style:family="paragraph" style:parent-style-name="Base_20_de_20_título" style:next-style-name="Text_20_body" style:default-outline-level="4" style:class="text">
      <style:paragraph-properties fo:margin-top="0in" fo:margin-bottom="0.1528in"/>
      <style:text-properties fo:font-size="10pt" style:font-size-asian="10pt"/>
    </style:style>
    <style:style style:name="Heading_20_5" style:display-name="Heading 5" style:family="paragraph" style:parent-style-name="Base_20_de_20_título" style:next-style-name="Text_20_body" style:default-outline-level="5" style:class="text"/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-0.25in" fo:margin-top="0.1665in" fo:margin-bottom="0.0417in" fo:text-indent="0in" style:auto-text-indent="false"/>
      <style:text-properties style:font-name="Arial"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Base_20_de_20_cabeçalho" style:class="extra">
      <style:paragraph-properties style:line-height-at-least="0.1528in"/>
    </style:style>
    <style:style style:name="Footer" style:family="paragraph" style:parent-style-name="Base_20_de_20_cabeçalho" style:class="extra">
      <style:paragraph-properties style:line-height-at-least="0.1528in">
        <style:tab-stops>
          <style:tab-stop style:position="4.75in" style:type="right"/>
        </style:tab-stops>
      </style:paragraph-properties>
      <style:text-properties style:font-name="Arial"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ase_20_de_20_título" style:display-name="Base de título" style:family="paragraph" style:parent-style-name="Text_20_body" style:next-style-name="Text_20_body">
      <style:paragraph-properties fo:margin-top="0in" fo:margin-bottom="0in" fo:keep-together="always" fo:keep-with-next="always"/>
      <style:text-properties style:font-name="Arial" fo:font-size="9pt" fo:letter-spacing="-0.0028in" style:font-size-asian="9pt"/>
    </style:style>
    <style:style style:name="Endereço_20_1" style:display-name="Endereço 1" style:family="paragraph" style:parent-style-name="Standard">
      <style:paragraph-properties style:line-height-at-least="0.139in"/>
      <style:text-properties fo:font-size="8pt" style:font-size-asian="8pt"/>
    </style:style>
    <style:style style:name="Endereço_20_2" style:display-name="Endereço 2" style:family="paragraph" style:parent-style-name="Standard">
      <style:paragraph-properties style:line-height-at-least="0.139in"/>
      <style:text-properties fo:font-size="8pt" style:font-size-asian="8pt"/>
    </style:style>
    <style:style style:name="Cidade_2f_Estado" style:display-name="Cidade/Estado" style:family="paragraph" style:parent-style-name="Text_20_body" style:next-style-name="Text_20_body">
      <style:paragraph-properties fo:keep-with-next="always"/>
    </style:style>
    <style:style style:name="Data" style:family="paragraph" style:parent-style-name="Text_20_body">
      <style:paragraph-properties fo:keep-with-next="always"/>
    </style:style>
    <style:style style:name="Título_20_do_20_documento" style:display-name="Título do documento" style:family="paragraph" style:parent-style-name="Standard" style:next-style-name="Standard">
      <style:paragraph-properties fo:margin-left="0in" fo:margin-right="-0.25in" fo:margin-top="0in" fo:margin-bottom="0.1528in" fo:text-indent="0in" style:auto-text-indent="false"/>
      <style:text-properties fo:font-size="24pt" fo:letter-spacing="-0.0138in" style:font-size-asian="24pt"/>
    </style:style>
    <style:style style:name="Base_20_de_20_cabeçalho" style:display-name="Base de cabeçalho" style:family="paragraph" style:parent-style-name="Standard">
      <style:paragraph-properties fo:margin-left="0in" fo:margin-right="-0.25in" fo:text-indent="0in" style:auto-text-indent="false"/>
    </style:style>
    <style:style style:name="Nome" style:family="paragraph" style:parent-style-name="Standard" style:next-style-name="Standard">
      <style:paragraph-properties fo:margin-left="1.5in" fo:margin-right="0.1307in" fo:margin-top="0in" fo:margin-bottom="0.3055in" style:line-height-at-least="0.1665in" fo:text-align="center" style:justify-single-word="false" fo:text-indent="0in" style:auto-text-indent="false">
        <style:tab-stops>
          <style:tab-stop style:position="4.8in"/>
        </style:tab-stops>
      </style:paragraph-properties>
      <style:text-properties fo:font-size="22pt" fo:letter-spacing="-0.0138in" style:font-size-asian="22pt"/>
    </style:style>
    <style:style style:name="Sem_20_título" style:display-name="Sem título" style:family="paragraph" style:parent-style-name="Standard">
      <style:paragraph-properties fo:margin-top="0.0835in" fo:margin-bottom="0in" style:line-height-at-least="0.1945in" fo:padding="0.028in" fo:border="0.0071in solid #ffffff"/>
      <style:text-properties style:text-position="35% 100%" style:font-name="Arial" fo:letter-spacing="-0.0071in" fo:font-weight="bold" style:font-weight-asian="bold"/>
    </style:style>
    <style:style style:name="Subtítulo_20_da_20_seção" style:display-name="Subtítulo da seção" style:family="paragraph" style:parent-style-name="Standard" style:next-style-name="Standard">
      <style:paragraph-properties fo:margin-top="0.0835in" fo:margin-bottom="0in" style:line-height-at-least="0.1945in" fo:background-color="#e5e5e5" fo:padding-left="0.028in" fo:padding-right="0.028in" fo:padding-top="0in" fo:padding-bottom="0.028in" fo:border-left="0.0071in solid #ffffff" fo:border-right="0.0071in solid #ffffff" fo:border-top="none" fo:border-bottom="0.0071in solid #ffffff">
        <style:background-image/>
      </style:paragraph-properties>
      <style:text-properties style:text-position="30% 100%" style:font-name="Arial"/>
    </style:style>
    <style:style style:name="Título_20_da_20_seção" style:display-name="Título da seção" style:family="paragraph" style:parent-style-name="Standard" style:next-style-name="Objetivo">
      <style:paragraph-properties fo:margin-top="0.0193in" fo:margin-bottom="0in" style:line-height-at-least="0.1945in" fo:background-color="#e5e5e5" fo:padding="0.028in" fo:border="0.0071in solid #ffffff" fo:keep-with-next="always">
        <style:background-image/>
      </style:paragraph-properties>
      <style:text-properties style:text-position="35% 100%" style:font-name="Arial" fo:letter-spacing="-0.0071in" fo:font-weight="bold" style:font-weight-asian="bold"/>
    </style:style>
    <style:style style:name="Objetivo" style:family="paragraph" style:parent-style-name="Standard" style:next-style-name="Text_20_body">
      <style:paragraph-properties fo:margin-left="0in" fo:margin-right="-0.25in" fo:margin-top="0.1528in" fo:margin-bottom="0.1528in" style:line-height-at-least="0.1528in" fo:text-indent="0in" style:auto-text-indent="false"/>
    </style:style>
    <style:style style:name="Informações_20_pessoais" style:display-name="Informações pessoais" style:family="paragraph" style:parent-style-name="Standard">
      <style:paragraph-properties fo:margin-top="0.1528in" fo:margin-bottom="0in"/>
    </style:style>
    <style:style style:name="Cargo" style:family="paragraph" style:next-style-name="Standard">
      <style:paragraph-properties fo:margin-top="0in" fo:margin-bottom="0.028in" style:line-height-at-least="0.1528in" fo:orphans="2" fo:widows="2"/>
      <style:text-properties style:use-window-font-color="true" style:font-name="Arial" fo:font-size="10pt" fo:letter-spacing="-0.0071in" fo:language="pt" fo:country="BR" fo:font-weight="bold" style:font-name-asian="Times New Roman" style:font-size-asian="10pt" style:font-weight-asian="bold" style:font-name-complex="Times New Roman" style:font-size-complex="10pt"/>
    </style:style>
    <style:style style:name="Realizações" style:family="paragraph" style:parent-style-name="Text_20_body" style:list-style-name="WW8Num3">
      <style:paragraph-properties fo:margin-left="0in" fo:margin-right="-0.0484in" fo:margin-top="0in" fo:margin-bottom="0.0417in" fo:text-indent="0in" style:auto-text-indent="false"/>
    </style:style>
    <style:style style:name="Nome_20_da_20_empresa_20_2" style:display-name="Nome da empresa 2" style:family="paragraph" style:parent-style-name="Standard" style:next-style-name="Cargo">
      <style:paragraph-properties fo:margin-left="0in" fo:margin-right="-0.25in" fo:margin-top="0.1528in" fo:margin-bottom="0.028in" style:line-height-at-least="0.1528in" fo:text-indent="0in" style:auto-text-indent="false">
        <style:tab-stops>
          <style:tab-stop style:position="1.5in"/>
          <style:tab-stop style:position="4.5in" style:type="right"/>
        </style:tab-stops>
      </style:paragraph-properties>
    </style:style>
    <style:style style:name="Nome_20_da_20_empresa" style:display-name="Nome da empresa" style:family="paragraph" style:parent-style-name="Standard" style:next-style-name="Cargo">
      <style:paragraph-properties fo:margin-left="0in" fo:margin-right="-0.25in" fo:margin-top="0in" fo:margin-bottom="0in" fo:line-height="100%" fo:text-indent="0in" style:auto-text-indent="false">
        <style:tab-stops>
          <style:tab-stop style:position="1.5in"/>
          <style:tab-stop style:position="4.5in" style:type="right"/>
        </style:tab-stops>
      </style:paragraph-properties>
    </style:style>
    <style:style style:name="Instituição" style:family="paragraph" style:parent-style-name="Standard" style:next-style-name="Standard">
      <style:paragraph-properties fo:margin-left="0in" fo:margin-right="-0.25in" fo:margin-top="0.1528in" fo:margin-bottom="0.0417in" style:line-height-at-least="0.1528in" fo:text-indent="0in" style:auto-text-indent="false">
        <style:tab-stops>
          <style:tab-stop style:position="1.5in"/>
          <style:tab-stop style:position="4.5in" style:type="right"/>
        </style:tab-stops>
      </style:paragraph-properties>
    </style:style>
    <style:style style:name="Page_20_Number" style:display-name="Page Number" style:family="text">
      <style:text-properties style:font-name="Arial" fo:font-size="9pt" fo:font-weight="bold" style:font-size-asian="9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>
      <style:text-properties style:font-name="Arial" fo:font-size="9pt" fo:letter-spacing="-0.0055in" fo:font-weight="bold" style:font-size-asian="9pt" style:font-weight-asian="bold"/>
    </style:style>
    <style:style style:name="WW8Num2z0" style:family="text">
      <style:text-properties style:font-name="Symbol"/>
    </style:style>
    <style:style style:name="WW8Num3z0" style:family="text">
      <style:text-properties style:font-name="Wingdings"/>
    </style:style>
    <style:style style:name="WW8Num4z0" style:family="text">
      <style:text-properties style:font-name="Symbol" fo:font-size="11pt" style:font-size-asian="11pt"/>
    </style:style>
    <style:style style:name="WW8NumSt1z0" style:family="text">
      <style:text-properties style:font-name="Wingdings" fo:font-size="6pt" style:font-size-asian="6pt"/>
    </style:style>
    <style:style style:name="WW8NumSt2z0" style:family="text">
      <style:text-properties style:font-name="Wingdings" fo:font-size="6pt" style:font-size-asian="6pt"/>
    </style:style>
    <style:style style:name="WW8NumSt3z0" style:family="text">
      <style:text-properties style:font-name="Wingdings" fo:font-size="6pt" style:font-size-asian="6pt"/>
    </style:style>
    <style:style style:name="WW8NumSt4z0" style:family="text">
      <style:text-properties style:font-name="Wingdings" fo:font-size="6pt" style:font-size-asian="6pt"/>
    </style:style>
    <style:style style:name="WW8NumSt5z0" style:family="text">
      <style:text-properties style:font-name="Wingdings" fo:font-size="6pt" style:font-size-asian="6pt"/>
    </style:style>
    <style:style style:name="WW8NumSt6z0" style:family="text">
      <style:text-properties style:font-name="Wingdings" fo:font-size="6pt" style:font-size-asian="6pt"/>
    </style:style>
    <style:style style:name="WW8NumSt7z0" style:family="text">
      <style:text-properties style:font-name="Wingdings" fo:font-size="6pt" style:font-size-asian="6pt"/>
    </style:style>
    <style:style style:name="WW8NumSt8z0" style:family="text">
      <style:text-properties style:font-name="Wingdings" fo:font-size="6pt" style:font-size-asian="6pt"/>
    </style:style>
    <style:style style:name="WW8NumSt9z0" style:family="text">
      <style:text-properties style:font-name="Wingdings" fo:font-size="6pt" style:font-size-asian="6pt"/>
    </style:style>
    <style:style style:name="WW8NumSt10z0" style:family="text">
      <style:text-properties style:font-name="Wingdings" fo:font-size="6pt" style:font-size-asian="6pt"/>
    </style:style>
    <style:style style:name="WW8NumSt11z0" style:family="text">
      <style:text-properties style:font-name="Wingdings" fo:font-size="6pt" style:font-size-asian="6pt"/>
    </style:style>
    <style:style style:name="WW8NumSt12z0" style:family="text">
      <style:text-properties style:font-name="Wingdings" fo:font-size="6pt" style:font-size-asian="6pt"/>
    </style:style>
    <style:style style:name="WW8NumSt13z0" style:family="text">
      <style:text-properties style:font-name="Wingdings" fo:font-size="6pt" style:font-size-asian="6pt"/>
    </style:style>
    <style:style style:name="WW8NumSt14z0" style:family="text">
      <style:text-properties style:font-name="Wingdings" fo:font-size="6pt" style:font-size-asian="6pt"/>
    </style:style>
    <style:style style:name="WW8NumSt15z0" style:family="text">
      <style:text-properties style:font-name="Wingdings" fo:font-size="6pt" style:font-size-asian="6pt"/>
    </style:style>
    <style:style style:name="WW8NumSt16z0" style:family="text">
      <style:text-properties style:font-name="Wingdings" fo:font-size="6pt" style:font-size-asian="6pt"/>
    </style:style>
    <style:style style:name="WW8NumSt17z0" style:family="text">
      <style:text-properties style:font-name="Wingdings" fo:font-size="6pt" style:font-size-asian="6pt"/>
    </style:style>
    <style:style style:name="WW8NumSt18z0" style:family="text">
      <style:text-properties style:font-name="Wingdings" fo:font-size="6pt" style:font-size-asian="6pt"/>
    </style:style>
    <style:style style:name="WW8NumSt19z0" style:family="text">
      <style:text-properties style:font-name="Wingdings" fo:font-size="6pt" style:font-size-asian="6pt"/>
    </style:style>
    <style:style style:name="WW8NumSt20z0" style:family="text">
      <style:text-properties style:font-name="Wingdings" fo:font-size="6pt" style:font-size-asian="6pt"/>
    </style:style>
    <style:style style:name="WW8NumSt21z0" style:family="text">
      <style:text-properties style:font-name="Wingdings" fo:font-size="6pt" style:font-size-asian="6pt"/>
    </style:style>
    <style:style style:name="WW8NumSt22z0" style:family="text">
      <style:text-properties style:font-name="Wingdings" fo:font-size="6pt" style:font-size-asian="6pt"/>
    </style:style>
    <style:style style:name="WW8NumSt23z0" style:family="text">
      <style:text-properties style:font-name="Wingdings" fo:font-size="6pt" style:font-size-asian="6pt"/>
    </style:style>
    <style:style style:name="WW8NumSt24z0" style:family="text">
      <style:text-properties style:font-name="Wingdings" fo:font-size="6pt" style:font-size-asian="6pt"/>
    </style:style>
    <style:style style:name="WW8NumSt25z0" style:family="text">
      <style:text-properties style:font-name="Wingdings" fo:font-size="6pt" style:font-size-asian="6pt"/>
    </style:style>
    <style:style style:name="WW8NumSt26z0" style:family="text">
      <style:text-properties style:font-name="Wingdings" fo:font-size="6pt" style:font-size-asian="6pt"/>
    </style:style>
    <style:style style:name="WW8NumSt27z0" style:family="text">
      <style:text-properties style:font-name="Wingdings" fo:font-size="6pt" style:font-size-asian="6pt"/>
    </style:style>
    <style:style style:name="WW8NumSt28z0" style:family="text">
      <style:text-properties style:font-name="Wingdings" fo:font-size="6pt" style:font-size-asian="6pt"/>
    </style:style>
    <style:style style:name="WW8NumSt29z0" style:family="text">
      <style:text-properties style:font-name="Wingdings" fo:font-size="6pt" style:font-size-asian="6pt"/>
    </style:style>
    <style:style style:name="WW8NumSt30z0" style:family="text">
      <style:text-properties style:font-name="Wingdings" fo:font-size="6pt" style:font-size-asian="6pt"/>
    </style:style>
    <style:style style:name="WW8NumSt31z0" style:family="text">
      <style:text-properties style:font-name="Wingdings" fo:font-size="6pt" style:font-size-asian="6pt"/>
    </style:style>
    <style:style style:name="WW8NumSt32z0" style:family="text">
      <style:text-properties style:font-name="Wingdings" fo:font-size="6pt" style:font-size-asian="6pt"/>
    </style:style>
    <style:style style:name="WW8NumSt33z0" style:family="text">
      <style:text-properties style:font-name="Wingdings" fo:font-size="6pt" style:font-size-asian="6pt"/>
    </style:style>
    <style:style style:name="WW8NumSt34z0" style:family="text">
      <style:text-properties style:font-name="Wingdings" fo:font-size="6pt" style:font-size-asian="6pt"/>
    </style:style>
    <style:style style:name="WW8NumSt35z0" style:family="text">
      <style:text-properties style:font-name="Wingdings" fo:font-size="6pt" style:font-size-asian="6pt"/>
    </style:style>
    <style:style style:name="WW8NumSt36z0" style:family="text">
      <style:text-properties style:font-name="Wingdings" fo:font-size="6pt" style:font-size-asian="6pt"/>
    </style:style>
    <style:style style:name="WW8NumSt37z0" style:family="text">
      <style:text-properties style:font-name="Wingdings" fo:font-size="6pt" style:font-size-asian="6pt"/>
    </style:style>
    <style:style style:name="WW8NumSt38z0" style:family="text">
      <style:text-properties style:font-name="Wingdings" fo:font-size="6pt" style:font-size-asian="6pt"/>
    </style:style>
    <style:style style:name="WW8NumSt39z0" style:family="text">
      <style:text-properties style:font-name="Wingdings" fo:font-size="6pt" style:font-size-asian="6pt"/>
    </style:style>
    <style:style style:name="WW8NumSt40z0" style:family="text">
      <style:text-properties style:font-name="Wingdings" fo:font-size="6pt" style:font-size-asian="6pt"/>
    </style:style>
    <style:style style:name="WW8NumSt41z0" style:family="text">
      <style:text-properties style:font-name="Wingdings" fo:font-size="6pt" style:font-size-asian="6pt"/>
    </style:style>
    <style:style style:name="WW8NumSt42z0" style:family="text">
      <style:text-properties style:font-name="Wingdings" fo:font-size="6pt" style:font-size-asian="6pt"/>
    </style:style>
    <style:style style:name="WW8NumSt44z0" style:family="text">
      <style:text-properties style:font-name="Arial" fo:font-size="11pt" style:font-size-asian="11pt"/>
    </style:style>
    <style:style style:name="WW8NumSt45z0" style:family="text">
      <style:text-properties style:font-name="Arial" fo:font-size="11pt" style:font-size-asian="11pt"/>
    </style:style>
    <style:style style:name="WW8NumSt46z0" style:family="text">
      <style:text-properties style:font-name="Arial" fo:font-size="11pt" style:font-size-asian="11pt"/>
    </style:style>
    <style:style style:name="WW8NumSt47z0" style:family="text">
      <style:text-properties style:font-name="Arial" fo:font-size="11pt" style:font-size-asian="11pt"/>
    </style:style>
    <style:style style:name="WW8NumSt48z0" style:family="text">
      <style:text-properties style:font-name="Arial" fo:font-size="11pt" style:font-size-asian="11pt"/>
    </style:style>
    <style:style style:name="Fonte_20_parág._20_padrão" style:display-name="Fonte parág. padrão" style:family="text"/>
    <style:style style:name="Função" style:family="text" style:parent-style-name="Fonte_20_parág._20_padrão"/>
    <style:style style:name="Ênfase_20_com_20_orientação" style:display-name="Ênfase com orientação" style:family="text">
      <style:text-properties style:font-name="Arial" fo:font-size="9pt" fo:letter-spacing="-0.0055in" fo:font-weight="bold" style:font-size-asian="9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1701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0.6043in" fo:margin-right="0.5902in" style:writing-mode="lr-tb" style:layout-grid-color="#c0c0c0" style:layout-grid-lines="3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10</meta:generator>
    <dc:title>Assistente de currículo</dc:title>
    <meta:initial-creator>user001</meta:initial-creator>
    <meta:creation-date>2002-12-13T02:28:00</meta:creation-date>
    <dc:date>2014-03-26T11:10:54</dc:date>
    <meta:print-date>2003-11-18T14:34:00</meta:print-date>
    <dc:language>pt-BR</dc:language>
    <meta:editing-cycles>256</meta:editing-cycles>
    <meta:editing-duration>PT32H14M00S</meta:editing-duration>
    <meta:document-statistic meta:table-count="1" meta:image-count="0" meta:object-count="0" meta:page-count="6" meta:paragraph-count="204" meta:word-count="1650" meta:character-count="10581"/>
    <meta:user-defined meta:name="Info 1"/>
    <meta:user-defined meta:name="Info 2"/>
    <meta:user-defined meta:name="Info 3"/>
    <meta:user-defined meta:name="Info 4"/>
    <meta:user-defined meta:name="Resume Post Wizard Balloon">0</meta:user-defined>
    <meta:user-defined meta:name="iResumeStyle">1</meta:user-defined>
  </office:meta>
</office:document-meta>
</file>